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officeooo:rsid="001c5913" officeooo:paragraph-rsid="001c5913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fo:font-weight="normal" officeooo:rsid="001c5913" officeooo:paragraph-rsid="001c5913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style="normal" fo:font-weight="normal" officeooo:rsid="001c5913" officeooo:paragraph-rsid="001c5913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bold" officeooo:rsid="001c5913" officeooo:paragraph-rsid="001c5913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UNTES INFORMATICA</text:p>
      <text:p text:style-name="P1"/>
      <text:p text:style-name="P2">INTRODUCCION A LINUX</text:p>
      <text:p text:style-name="P2"/>
      <text:p text:style-name="P3">-Linux es un sistema operativo de codigo libre gratis, el cual su nucleo fue implementado por Linus Torvalds, siendo muy popular en Android, Chrome, servidores, superordenadores etc.</text:p>
      <text:p text:style-name="P3"/>
      <text:p text:style-name="P3">-Existen muchas distribuciones de linux, trabajando nosotros con Ubuntu.</text:p>
      <text:p text:style-name="P3"/>
      <text:p text:style-name="P3">Linux se divide en varios directorios/carpetas (que empiezan con la raiz ‘/’), este sistema solo nos deja operar en nuestra propia carpeta. Dentro de esta, las carpetas acabaran con / y todo lo demas seran archivos, (ejemplo /home/carpeta/nombre_archivo ) . Si la ruta hacia una carpeta o archivo empieza con ‘/’ se trata de una ruta absoluta, todo lo demas sera una ruta relativa. Los nombres con mayusculas son distintos y las extenciones (.cc .png) son parte del nombre.</text:p>
      <text:p text:style-name="P3"/>
      <text:p text:style-name="P3">Linux tiene una terminal muy poderosa en la cual se pueden realizar la gran mayoria de tareas. </text:p>
      <text:p text:style-name="P3"/>
      <text:p text:style-name="P4">Comandos de navegacion</text:p>
      <text:p text:style-name="P3"/>
      <text:p text:style-name="P3">pwd: Print Working Directory muestra el directorio en el que te encuentras.</text:p>
      <text:p text:style-name="P3">cd &lt;dir&gt; : <text:s/>Change Directory cambia de directorio al especificado</text:p>
      <text:p text:style-name="P3">ls &lt;dir&gt;: List Directory muestra los contenidos del directorio.</text:p>
      <text:p text:style-name="P3"/>
      <text:p text:style-name="P4">Carpetas especiales</text:p>
      <text:p text:style-name="P4"/>
      <text:p text:style-name="P3">/ carpeta raiz</text:p>
      <text:p text:style-name="P3">~ carpeta home del usuario</text:p>
      <text:p text:style-name="P3">. carpeta actual</text:p>
      <text:p text:style-name="P3">.. carpeta padre (carpeta anterior usando cd) </text:p>
      <text:p text:style-name="P3"/>
      <text:p text:style-name="P4">Estructura de un comando de linux </text:p>
      <text:p text:style-name="P4"/>
      <text:p text:style-name="P3">$ {PATH}/command {opciones} {parametros} </text:p>
      <text:p text:style-name="P3"/>
      <text:p text:style-name="P3">PATH muestra en que directorio nos encontramos y ejecutamos el comando</text:p>
      <text:p text:style-name="P3"/>
      <text:p text:style-name="P3">Opciones y parametros son cosas especificas de cada programa, como ejemplo de opciones tenemos -h --help y como ejemplo de parametros tenemos input files</text:p>
      <text:p text:style-name="P3"/>
      <text:p text:style-name="P3"/>
      <text:p text:style-name="P3"/>
      <text:p text:style-name="P3">Para obtener ayuda con los comandos de linux, ejecutamos man &lt;comando&gt; para obtener un manual exhasutivo del comando, tambien podemos poner &lt;comando&gt; -h o &lt;comando&gt; --help para un mensaje de ayuda mas corto</text:p>
      <text:p text:style-name="P3"/>
      <text:p text:style-name="P4">Comandos para manipular carpetas y archivos</text:p>
      <text:p text:style-name="P4"/>
      <text:p text:style-name="P3">mkdir Crea carpetas</text:p>
      <text:p text:style-name="P3"/>
      <text:p text:style-name="P3">rm Borra carpetas</text:p>
      <text:p text:style-name="P3"/>
      <text:p text:style-name="P3">cp &lt;salida&gt; &lt;destino&gt; <text:s/>Copiar carpetas/archivos desde &lt;salida&gt; hasta &lt;destino&gt;</text:p>
      <text:p text:style-name="P3"><text:soft-page-break/>mv &lt;salida&gt; &lt;destino&gt; Mover carpetas/archivos desde salida a destino o cambiar el nombre de salida a destino</text:p>
      <text:p text:style-name="P3"/>
      <text:p text:style-name="P3">Los placeholders se usan comunmente junto a comandos como ls rm mv y funcionan como filtros, estos son: </text:p>
      <text:p text:style-name="P3"/>
      <text:p text:style-name="P3">* Para todos los caracteres</text:p>
      <text:p text:style-name="P3">? Para cualquier carácter</text:p>
      <text:p text:style-name="P3">[a-f] Todos los caracteres desde a hasta f</text:p>
      <text:p text:style-name="P3">[^a-c] Todos los que no contengan caracteres de la a a la c</text:p>
      <text:p text:style-name="P3"/>
      <text:p text:style-name="P4">Canales estandares de salida/entrada</text:p>
      <text:p text:style-name="P4"/>
      <text:p text:style-name="P3">Canal de salida stdcin</text:p>
      <text:p text:style-name="P3"/>
      <text:p text:style-name="P3">2 canales de salida: stdcout canal estandar de salida, stdcerr canal estandar de salida de errores.</text:p>
      <text:p text:style-name="P3"/>
      <text:p text:style-name="P3">Para redurugir la salida de un comando a un fichero de texto comando &gt;&gt; out.txt</text:p>
      <text:p text:style-name="P3"/>
      <text:p text:style-name="P3">Si solo quiero redirigir la salida comando 1&gt; out.txt, si solo quiero redirigir la salida de error comando 2&gt; out.txt </text:p>
      <text:p text:style-name="P3"/>
      <text:p text:style-name="P4">Comandos para trabajar con archivos</text:p>
      <text:p text:style-name="P4"/>
      <text:p text:style-name="P3">more/less/cat son todos para mostrar el contenido de un archivo en pantalla</text:p>
      <text:p text:style-name="P3"/>
      <text:p text:style-name="P3">find &lt;in-folder&gt; &lt;filename&gt; buscar un archivo &lt;filename&gt; dentro de la carpeta &lt;in-folder&gt; </text:p>
      <text:p text:style-name="P3"/>
      <text:p text:style-name="P3">grep &lt;what&gt; &lt;where&gt; buscar la cadena de strings &lt;what&gt; en el archivo &lt;where&gt;</text:p>
      <text:p text:style-name="P3"/>
      <text:p text:style-name="P3">comando1; comando2; comando3 funciona igual que comando1 &amp;&amp; comando2 &amp;&amp; comando3 pero el segundo falla si alguno de los tres comandos falla.</text:p>
      <text:p text:style-name="P3"/>
      <text:p text:style-name="P3">Para encadenar comandos se una Pipe |, comando1 | comando2 | comando3</text:p>
      <text:p text:style-name="P3"/>
      <text:p text:style-name="P3">Comandos para cancelar procesos puedes usar CTRL + C o escribir kill -9 y el id del proceso</text:p>
      <text:p text:style-name="P3"/>
      <text:p text:style-name="P3">killall &lt;pname&gt; matara todos los procesos llamados pname</text:p>
      <text:p text:style-name="P3"/>
      <text:p text:style-name="P3">htop (top) muestra por pantalla los procesos llevados acabo, permitiendo matar los procesos con F9.</text:p>
      <text:p text:style-name="P3"/>
      <text:p text:style-name="P4">Instalacion de cosas en ubuntu</text:p>
      <text:p text:style-name="P4"/>
      <text:p text:style-name="P3">sudo apt update para actualizar </text:p>
      <text:p text:style-name="P3"/>
      <text:p text:style-name="P3">sudo apt install para instalar un programa</text:p>
      <text:p text:style-name="P3"/>
      <text:p text:style-name="P3">apt search para buscar todos los paquetes que trae el programa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7T19:39:35.282000000</meta:creation-date>
    <dc:date>2023-12-27T20:22:37.029000000</dc:date>
    <meta:editing-duration>PT43M2S</meta:editing-duration>
    <meta:editing-cycles>1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48" meta:word-count="561" meta:character-count="3484" meta:non-whitespace-character-count="2963"/>
  </office:meta>
</office:document-meta>
</file>